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F0000000880BD6877B27763B53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UsedInstruments" style:family="table">
      <style:table-properties style:width="6.925in" fo:margin-top="0.0403in" fo:margin-bottom="0.0403in" table:align="margins" style:may-break-between-rows="true" table:border-model="collapsing"/>
    </style:style>
    <style:style style:name="UsedInstruments.A" style:family="table-column">
      <style:table-column-properties style:column-width="1.8403in" style:rel-column-width="17415*"/>
    </style:style>
    <style:style style:name="UsedInstruments.B" style:family="table-column">
      <style:table-column-properties style:column-width="1.6222in" style:rel-column-width="15351*"/>
    </style:style>
    <style:style style:name="UsedInstruments.C" style:family="table-column">
      <style:table-column-properties style:column-width="1.7313in" style:rel-column-width="16383*"/>
    </style:style>
    <style:style style:name="UsedInstruments.D" style:family="table-column">
      <style:table-column-properties style:column-width="1.7313in" style:rel-column-width="16386*"/>
    </style:style>
    <style:style style:name="UsedInstruments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UsedInstruments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UsedInstruments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UsedInstruments.8" style:family="table-row">
      <style:table-row-properties fo:keep-together="auto"/>
    </style:style>
    <style:style style:name="UsedInstruments.A1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UsedInstruments.B12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text-properties officeooo:rsid="001302d6" officeooo:paragraph-rsid="001302d6"/>
    </style:style>
    <style:style style:name="P2" style:family="paragraph" style:parent-style-name="Standard">
      <style:text-properties officeooo:rsid="000fddc9" officeooo:paragraph-rsid="000fddc9"/>
    </style:style>
    <style:style style:name="P3" style:family="paragraph" style:parent-style-name="Standard">
      <style:paragraph-properties fo:margin-top="0.0398in" fo:margin-bottom="0.0398in" style:contextual-spacing="false" fo:line-height="100%"/>
      <style:text-properties officeooo:rsid="000fddc9" officeooo:paragraph-rsid="000fddc9"/>
    </style:style>
    <style:style style:name="P4" style:family="paragraph" style:parent-style-name="Standard">
      <style:text-properties officeooo:paragraph-rsid="0016de9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e" officeooo:paragraph-rsid="0018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8" style:family="paragraph">
      <style:paragraph-properties fo:margin-top="0.0398in" fo:margin-bottom="0.0398in"/>
    </style:style>
    <style:style style:name="P9" style:family="paragraph">
      <loext:graphic-properties draw:fill="none" draw:fill-color="#ffffff"/>
    </style:style>
    <style:style style:name="T1" style:family="text">
      <style:text-properties fo:font-size="22pt" fo:font-weight="bold" officeooo:rsid="000f748f" style:font-size-asian="22pt" style:font-weight-asian="bold" style:font-size-complex="22pt" style:font-weight-complex="bold"/>
    </style:style>
    <style:style style:name="T2" style:family="text">
      <style:text-properties fo:font-size="13pt" officeooo:rsid="000f748f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16de9e" style:font-size-asian="13pt" style:font-weight-asian="bold" style:font-size-complex="13pt" style:font-weight-complex="bold"/>
    </style:style>
    <style:style style:name="T5" style:family="text">
      <style:text-properties fo:language="es" fo:country="MX"/>
    </style:style>
    <style:style style:name="T6" style:family="text">
      <style:text-properties officeooo:rsid="0016de9e"/>
    </style:style>
    <style:style style:name="T7" style:family="text">
      <style:text-properties fo:color="#666666" loext:opacity="100%" fo:font-weight="bold" style:font-weight-asian="bold" style:font-weight-complex="bold"/>
    </style:style>
    <style:style style:name="T8" style:family="text">
      <style:text-properties fo:color="#666666" loext:opacity="100%"/>
    </style:style>
    <style:style style:name="T9" style:family="text">
      <style:text-properties fo:color="#666666" loext:opacity="100%" fo:font-size="11pt" style:font-size-asian="10pt" style:font-size-complex="11pt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9417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librationDate" form:control-implementation="ooo:com.sun.star.form.component.TextField" xml:id="control1" form:id="control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<draw:frame text:anchor-type="paragraph" draw:z-index="0" draw:name="Text Frame 1" draw:style-name="gr2" draw:text-style-name="P9" svg:width="2.6669in" svg:height="1.9421in" svg:x="4.7291in" svg:y="0.0492in"><draw:text-box><text:p><text:span text:style-name="T7">Calibration Location:</text:span></text:p><text:p><text:span text:style-name="T8"/></text:p><text:p text:style-name="P8"><text:span text:style-name="T9">JOHNSON CONTROLS, S.A. DE C.V.</text:span></text:p><text:p text:style-name="P8"><text:span text:style-name="T9">Carretera Reynosa Matamoros Brecha E99 Km3</text:span></text:p><text:p text:style-name="P8"><text:span text:style-name="T9">88780 REYNOSA, TAMPS</text:span></text:p><text:p text:style-name="P8"><text:span text:style-name="T9">Mexico</text:span></text:p><text:p/></draw:text-box></draw:frame>Instrument ID:</text:p>
      <text:p text:style-name="P3">Description:</text:p>
      <text:p text:style-name="P3">Manufacturer:</text:p>
      <text:p text:style-name="P3">Model:</text:p>
      <text:p text:style-name="P3"/>
      <text:p text:style-name="P3">Serial Number:</text:p>
      <text:p text:style-name="P3">Calibration Date:</text:p>
      <text:p text:style-name="P3"/>
      <text:p text:style-name="P3">Enviroment % RH:</text:p>
      <text:p text:style-name="P3">Enviroment Temp <text:span text:style-name="T5">°F:</text:span></text:p>
      <text:p text:style-name="P3"/>
      <text:p text:style-name="P3">Received Conditions:</text:p>
      <text:p text:style-name="P3"/>
      <text:p text:style-name="P3">Taken Action:</text:p>
      <text:p text:style-name="P3"/>
      <text:p text:style-name="P3">Completed Conditions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<draw:control text:anchor-type="paragraph" draw:z-index="1" draw:name="Control 1" draw:style-name="gr1" draw:text-style-name="P7" svg:width="2.2252in" svg:height="0.2252in" svg:x="0.8291in" svg:y="3.9374in" draw:control="control1"/><text:span text:style-name="T6">Employee Number:<text:line-break/><text:line-break/></text:span><text:span text:style-name="T3">Calibration Equipment Use</text:span><text:span text:style-name="T4">d</text:span></text:p>
      <text:p text:style-name="P4"/>
      <table:table table:name="UsedInstruments" table:style-name="UsedInstruments" table:template-name="Academic">
        <table:table-column table:style-name="UsedInstruments.A"/>
        <table:table-column table:style-name="UsedInstruments.B"/>
        <table:table-column table:style-name="UsedInstruments.C"/>
        <table:table-column table:style-name="UsedInstruments.D"/>
        <table:table-row>
          <table:table-cell table:style-name="UsedInstruments.A1" office:value-type="string">
            <text:p text:style-name="P6">Model</text:p>
          </table:table-cell>
          <table:table-cell table:style-name="UsedInstruments.A1" office:value-type="string">
            <text:p text:style-name="P6">Description</text:p>
          </table:table-cell>
          <table:table-cell table:style-name="UsedInstruments.A1" office:value-type="string">
            <text:p text:style-name="P6">Equipment ID</text:p>
          </table:table-cell>
          <table:table-cell table:style-name="UsedInstruments.A1" office:value-type="string">
            <text:p text:style-name="P6">Cal Due Date</text:p>
          </table:table-cell>
        </table:table-row>
        <table:table-row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 table:style-name="UsedInstruments.8"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 table:style-name="UsedInstruments.8"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 table:style-name="UsedInstruments.8"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 table:style-name="UsedInstruments.8"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>
          <table:table-cell table:style-name="UsedInstruments.A12" office:value-type="string">
            <text:p text:style-name="P5"/>
          </table:table-cell>
          <table:table-cell table:style-name="UsedInstruments.B12">
            <text:p text:style-name="P5"/>
          </table:table-cell>
          <table:table-cell table:style-name="UsedInstruments.B12">
            <text:p text:style-name="P5"/>
          </table:table-cell>
          <table:table-cell table:style-name="UsedInstruments.B12">
            <text:p text:style-name="P5"/>
          </table:table-cell>
        </table:table-row>
      </table:table>
      <text:p text:style-name="P4"/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Johnson-Controls-Logo" xlink:href="Pictures/1000000100000F0000000880BD6877B27763B53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Footer">
      <style:text-properties officeooo:rsid="001302d6" officeooo:paragraph-rsid="001302d6"/>
    </style:style>
    <style:style style:name="MT1" style:family="text">
      <style:text-properties fo:font-size="22pt" fo:font-weight="bold" officeooo:rsid="000f748f" style:font-size-asian="22pt" style:font-weight-asian="bold" style:font-size-complex="22pt" style:font-weight-complex="bold"/>
    </style:style>
    <style:style style:name="MT2" style:family="text">
      <style:text-properties fo:font-size="13pt" officeooo:rsid="000f748f" style:font-size-asian="13pt" style:font-size-complex="13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Johnson-Controls-Logo" draw:fill-image-width="2in" draw:fill-image-height="1.1201in" style:repeat="no-repeat" draw:fill-image-ref-point="top-left" style:footnote-max-height="0in" loext:margin-gutter="0in">
        <style:background-image xlink:href="Pictures/1000000100000F0000000880BD6877B27763B53D.png" xlink:type="simple" xlink:actuate="onLoad" style:position="top left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Johnson-Controls-Logo" draw:fill-image-width="2in" draw:fill-image-height="1.1201in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s/><text:tab/><text:span text:style-name="MT1">Calibration Report</text:span></text:p>
        <text:p text:style-name="Header"><text:tab/><text:span text:style-name="MT2">Johnson Controls</text:span></text:p>
      </style:header>
      <style:footer>
        <text:p text:style-name="MP1">Issue Date: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6T13:42:27.287000000</meta:creation-date>
    <dc:date>2023-04-26T15:30:31.924000000</dc:date>
    <meta:editing-duration>PT27M17S</meta:editing-duration>
    <meta:editing-cycles>11</meta:editing-cycles>
    <meta:generator>LibreOffice/7.5.2.2$Windows_X86_64 LibreOffice_project/53bb9681a964705cf672590721dbc85eb4d0c3a2</meta:generator>
    <meta:document-statistic meta:table-count="1" meta:image-count="0" meta:object-count="0" meta:page-count="2" meta:paragraph-count="19" meta:word-count="39" meta:character-count="298" meta:non-whitespace-character-count="273"/>
  </office:meta>
</office:document-meta>
</file>